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Jul 16 16:54:18 2014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Jul 16 16:54:18 2014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5609">
            <draw:path id="path5597" draw:style-name="style0" draw:fill-gradient-name="gradient0" draw:layer="layout" svg:x="0.000cm" svg:y="0.565cm" svg:width="9.776cm" svg:height="9.761cm" svg:viewBox="0.0 0.0 9776.617 9761.004" svg:d="M 9777.437 6010.529 C 9777.437 8705.956 7588.867 10891.031 4889.128 10891.031 C 2189.390 10891.031 0.000 8705.956 0.000 6010.529 C 0.000 3315.102 2189.390 1130.026 4889.128 1130.026 C 7588.867 1130.026 9777.437 3315.102 9777.437 6010.529 L 9777.437 6010.529 Z">
              <!-- 6 nodes -->
            </draw:path>
            <draw:path id="text3963" draw:style-name="style1" draw:layer="layout" svg:x="1.382cm" svg:y="1.882cm" svg:width="5.942cm" svg:height="7.140cm" svg:viewBox="0.0 0.0 5942.635 7140.980" svg:d="M 7973.746 9180.714 C 8044.601 9180.715 8105.799 9208.094 8157.340 9262.849 L 8669.469 9818.474 C 8386.021 10169.565 8036.549 10438.519 7621.053 10625.337 C 7208.768 10812.155 6712.744 10905.565 6132.979 10905.565 C 5614.404 10905.565 5147.368 10816.987 4731.870 10639.831 C 4319.587 10462.676 3966.895 10216.269 3673.791 9900.609 C 3380.684 9584.952 3155.218 9208.094 2997.393 8770.035 C 2842.787 8331.980 2765.485 7853.660 2765.485 7335.075 C 2765.485 6810.054 2852.450 6330.124 3026.381 5895.283 C 3200.312 5457.231 3445.103 5080.373 3760.756 4764.708 C 4076.407 4449.055 4453.256 4204.259 4891.306 4030.318 C 5332.572 3853.169 5818.934 3764.591 6350.392 3764.584 C 6868.959 3764.591 7321.501 3848.338 7708.019 4015.823 C 8097.747 4180.101 8431.114 4399.130 8708.121 4672.909 L 8273.294 5276.849 C 8247.520 5315.506 8213.701 5349.327 8171.834 5378.311 C 8133.177 5407.305 8078.421 5421.800 8007.566 5421.794 C 7933.479 5421.800 7857.787 5392.811 7780.490 5334.827 C 7703.182 5276.854 7604.943 5214.045 7485.774 5146.398 C 7366.594 5078.762 7215.210 5015.953 7031.621 4957.969 C 6851.244 4899.996 6620.947 4871.007 6340.729 4871.001 C 6012.190 4871.007 5709.422 4928.986 5432.424 5044.936 C 5158.641 5157.677 4921.903 5320.338 4722.207 5532.919 C 4525.727 5745.511 4371.122 6004.802 4258.391 6310.793 C 4148.878 6613.572 4094.122 6954.999 4094.123 7335.075 C 4094.122 7728.041 4148.878 8077.520 4258.391 8383.513 C 4371.122 8689.512 4522.506 8947.192 4712.544 9156.556 C 4902.577 9365.923 5126.432 9526.974 5384.110 9639.708 C 5641.782 9749.223 5918.783 9803.980 6215.113 9803.979 C 6392.260 9803.980 6551.697 9794.317 6693.422 9774.990 C 6838.360 9755.665 6970.419 9725.065 7089.598 9683.191 C 7211.989 9641.319 7326.332 9588.173 7432.628 9523.751 C 7542.135 9456.111 7650.037 9373.976 7756.333 9277.344 C 7788.537 9248.356 7822.357 9225.809 7857.792 9209.703 C 7893.217 9190.378 7931.869 9180.715 7973.746 9180.714 L 7973.746 9180.714 ">
              <!-- 37 nodes -->
            </draw:path>
          </draw:g>
          <!-- id="g5609" --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Wed Jul 16 16:54:18 2014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none" draw:stroke="none"/>
    </style:style>
    <svg:radialGradient id="gradient0_g" draw:name="gradient0_g" draw:display-name="imported radial 1" svg:gradientUnits="objectBoundingBox" svg:cx="19400.000" svg:cy="56809.002" svg:fx="0.000" svg:fy="0.000" svg:r="0.000">
      <svg:stop svg:stop-color="#1eca00" svg:stop-opacity="99.60937%" svg:offset="0"/>
      <svg:stop svg:stop-color="#006701" svg:stop-opacity="99.60937%" svg:offset="1"/>
    </svg:radialGradient>
    <style:style style:name="gradient0" style:family="graphic" style:parent-style-name="standard">
      <style:graphic-properties draw:fill="gradient" draw:fill-gradient-name="gradient0_g" draw:textarea-horizontal-align="center" draw:textarea-vertical-align="middle"/>
    </style:style>
    <style:style style:name="style1" style:family="graphic" style:parent-style-name="standard">
      <style:graphic-properties draw:fill="solid" draw:fill-color="#ffffff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Wed Jul 16 16:54:18 2014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computating</meta:initial-creator>
    <meta:creation-date>2009-10-08T19:23:37</meta:creation-date>
    <dc:creator>computating</dc:creator>
    <dc:date>2009-10-08T19:23:37</dc:date>
    <dc:description>Java Class icon similar to the one in Eclipse</dc:description>
    <dc:format>image/svg+xml</dc:format>
    <dc:publisher>Openclipart</dc:publisher>
    <dc:source>https://openclipart.org/detail/27739/java-class-by-computating</dc:source>
    <dc:subject>classcleanupiconjava</dc:subjec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